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6">
            <text:p>AAR-4046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7920.0">
            <text:p>7920.0</text:p>
          </table:table-cell>
          <table:table-cell office:value-type="float" office:value="55.0">
            <text:p>55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5">
            <text:p>AAR-4045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8305.0">
            <text:p>8305.0</text:p>
          </table:table-cell>
          <table:table-cell office:value-type="float" office:value="60.0">
            <text:p>60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4">
            <text:p>AAR-4044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6400.0">
            <text:p>6400.0</text:p>
          </table:table-cell>
          <table:table-cell office:value-type="float" office:value="55.0">
            <text:p>55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219">
            <text:p>AAR-4219</text:p>
          </table:table-cell>
          <table:table-cell office:value-type="float" office:value="62.106">
            <text:p>62.106</text:p>
          </table:table-cell>
          <table:table-cell office:value-type="float" office:value="-6.751">
            <text:p>-6.751</text:p>
          </table:table-cell>
          <table:table-cell office:value-type="float" office:value="7850.0">
            <text:p>7850.0</text:p>
          </table:table-cell>
          <table:table-cell office:value-type="float" office:value="70.0">
            <text:p>70.0</text:p>
          </table:table-cell>
          <table:table-cell office:value-type="string" office:value="Salix leaf fragments">
            <text:p>Salix leaf fragment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5.0">
            <text:p>-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nnike2010">
            <text:p>Bennike2010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7">
            <text:p>AAR-4047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7320.0">
            <text:p>7320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218">
            <text:p>AAR-4218</text:p>
          </table:table-cell>
          <table:table-cell office:value-type="float" office:value="62.106">
            <text:p>62.106</text:p>
          </table:table-cell>
          <table:table-cell office:value-type="float" office:value="-6.751">
            <text:p>-6.751</text:p>
          </table:table-cell>
          <table:table-cell office:value-type="float" office:value="9420.0">
            <text:p>9420.0</text:p>
          </table:table-cell>
          <table:table-cell office:value-type="float" office:value="65.0">
            <text:p>65.0</text:p>
          </table:table-cell>
          <table:table-cell office:value-type="string" office:value="Salix herbacea twig">
            <text:p>Salix herbacea twig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25.0">
            <text:p>-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nnike2010">
            <text:p>Bennike2010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4048">
            <text:p>AAR-4048</text:p>
          </table:table-cell>
          <table:table-cell office:value-type="float" office:value="61.471">
            <text:p>61.471</text:p>
          </table:table-cell>
          <table:table-cell office:value-type="float" office:value="-6.828">
            <text:p>-6.828</text:p>
          </table:table-cell>
          <table:table-cell office:value-type="float" office:value="7510.0">
            <text:p>7510.0</text:p>
          </table:table-cell>
          <table:table-cell office:value-type="float" office:value="65.0">
            <text:p>6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.5">
            <text:p>4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GrauertEtal2001">
            <text:p>GrauertEtal2001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3364">
            <text:p>AAR-3364</text:p>
          </table:table-cell>
          <table:table-cell office:value-type="float" office:value="62.106">
            <text:p>62.106</text:p>
          </table:table-cell>
          <table:table-cell office:value-type="float" office:value="-6.751">
            <text:p>-6.751</text:p>
          </table:table-cell>
          <table:table-cell office:value-type="float" office:value="6030.0">
            <text:p>6030.0</text:p>
          </table:table-cell>
          <table:table-cell office:value-type="float" office:value="55.0">
            <text:p>55.0</text:p>
          </table:table-cell>
          <table:table-cell office:value-type="string" office:value="Mollusc shell">
            <text:p>Mollusc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nnike2010">
            <text:p>Bennike2010</text:p>
          </table:table-cell>
        </table:table-row>
        <table:table-row>
          <table:table-cell office:value-type="string" office:value="Faroe_Islands">
            <text:p>Faroe_Islands</text:p>
          </table:table-cell>
          <table:table-cell office:value-type="string" office:value="radiocarbon">
            <text:p>radiocarbon</text:p>
          </table:table-cell>
          <table:table-cell office:value-type="string" office:value="AAR-3563">
            <text:p>AAR-3563</text:p>
          </table:table-cell>
          <table:table-cell office:value-type="float" office:value="62.106">
            <text:p>62.106</text:p>
          </table:table-cell>
          <table:table-cell office:value-type="float" office:value="-6.751">
            <text:p>-6.751</text:p>
          </table:table-cell>
          <table:table-cell office:value-type="float" office:value="8210.0">
            <text:p>8210.0</text:p>
          </table:table-cell>
          <table:table-cell office:value-type="float" office:value="75.0">
            <text:p>75.0</text:p>
          </table:table-cell>
          <table:table-cell office:value-type="string" office:value="Mollusc shell">
            <text:p>Mollusc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Bennike2010">
            <text:p>Bennike20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